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style:style style:name="T3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3.588cm" svg:x="2cm" svg:y="4.296cm" svg:viewBox="0 0 4791 3589" draw:points="0,3589 4791,3589 4791,0 0,0">
          <text:p/>
        </draw:polygon>
        <draw:polygon draw:style-name="gr1" draw:text-style-name="P1" draw:layer="layout" svg:width="5.225cm" svg:height="3.588cm" svg:x="6.79cm" svg:y="4.296cm" svg:viewBox="0 0 5226 3589" draw:points="0,3589 5226,3589 5226,0 0,0">
          <text:p/>
        </draw:polygon>
        <draw:polygon draw:style-name="gr1" draw:text-style-name="P1" draw:layer="layout" svg:width="4.001cm" svg:height="3.588cm" svg:x="12.015cm" svg:y="4.296cm" svg:viewBox="0 0 4002 3589" draw:points="0,3589 4002,3589 4002,0 0,0">
          <text:p/>
        </draw:polygon>
        <draw:polygon draw:style-name="gr1" draw:text-style-name="P1" draw:layer="layout" svg:width="2.984cm" svg:height="3.588cm" svg:x="16.016cm" svg:y="4.296cm" svg:viewBox="0 0 2985 3589" draw:points="0,3589 2985,3589 2985,0 0,0">
          <text:p/>
        </draw:polygon>
        <draw:polygon draw:style-name="gr1" draw:text-style-name="P1" draw:layer="layout" svg:width="4.79cm" svg:height="1.475cm" svg:x="2cm" svg:y="7.884cm" svg:viewBox="0 0 4791 1476" draw:points="0,1476 4791,1476 4791,0 0,0">
          <text:p/>
        </draw:polygon>
        <draw:polygon draw:style-name="gr1" draw:text-style-name="P1" draw:layer="layout" svg:width="5.225cm" svg:height="1.475cm" svg:x="6.79cm" svg:y="7.884cm" svg:viewBox="0 0 5226 1476" draw:points="0,1476 5226,1476 5226,0 0,0">
          <text:p/>
        </draw:polygon>
        <draw:polygon draw:style-name="gr1" draw:text-style-name="P1" draw:layer="layout" svg:width="4.001cm" svg:height="1.475cm" svg:x="12.015cm" svg:y="7.884cm" svg:viewBox="0 0 4002 1476" draw:points="0,1476 4002,1476 4002,0 0,0">
          <text:p/>
        </draw:polygon>
        <draw:polygon draw:style-name="gr1" draw:text-style-name="P1" draw:layer="layout" svg:width="2.984cm" svg:height="1.475cm" svg:x="16.016cm" svg:y="7.884cm" svg:viewBox="0 0 2985 1476" draw:points="0,1476 2985,1476 2985,0 0,0">
          <text:p/>
        </draw:polygon>
        <draw:polygon draw:style-name="gr1" draw:text-style-name="P1" draw:layer="layout" svg:width="4.79cm" svg:height="4.434cm" svg:x="2cm" svg:y="9.359cm" svg:viewBox="0 0 4791 4435" draw:points="0,4435 4791,4435 4791,0 0,0">
          <text:p/>
        </draw:polygon>
        <draw:polygon draw:style-name="gr1" draw:text-style-name="P1" draw:layer="layout" svg:width="5.225cm" svg:height="4.434cm" svg:x="6.79cm" svg:y="9.359cm" svg:viewBox="0 0 5226 4435" draw:points="0,4435 5226,4435 5226,0 0,0">
          <text:p/>
        </draw:polygon>
        <draw:polygon draw:style-name="gr1" draw:text-style-name="P1" draw:layer="layout" svg:width="4.001cm" svg:height="4.434cm" svg:x="12.015cm" svg:y="9.359cm" svg:viewBox="0 0 4002 4435" draw:points="0,4435 4002,4435 4002,0 0,0">
          <text:p/>
        </draw:polygon>
        <draw:polygon draw:style-name="gr1" draw:text-style-name="P1" draw:layer="layout" svg:width="2.984cm" svg:height="4.434cm" svg:x="16.016cm" svg:y="9.359cm" svg:viewBox="0 0 2985 4435" draw:points="0,4435 2985,4435 2985,0 0,0">
          <text:p/>
        </draw:polygon>
        <draw:polygon draw:style-name="gr1" draw:text-style-name="P1" draw:layer="layout" svg:width="4.79cm" svg:height="2.787cm" svg:x="2cm" svg:y="13.793cm" svg:viewBox="0 0 4791 2788" draw:points="0,2788 4791,2788 4791,0 0,0">
          <text:p/>
        </draw:polygon>
        <draw:polygon draw:style-name="gr1" draw:text-style-name="P1" draw:layer="layout" svg:width="5.225cm" svg:height="2.787cm" svg:x="6.79cm" svg:y="13.793cm" svg:viewBox="0 0 5226 2788" draw:points="0,2788 5226,2788 5226,0 0,0">
          <text:p/>
        </draw:polygon>
        <draw:polygon draw:style-name="gr1" draw:text-style-name="P1" draw:layer="layout" svg:width="4.001cm" svg:height="2.787cm" svg:x="12.015cm" svg:y="13.793cm" svg:viewBox="0 0 4002 2788" draw:points="0,2788 4002,2788 4002,0 0,0">
          <text:p/>
        </draw:polygon>
        <draw:polygon draw:style-name="gr1" draw:text-style-name="P1" draw:layer="layout" svg:width="2.984cm" svg:height="2.787cm" svg:x="16.016cm" svg:y="13.793cm" svg:viewBox="0 0 2985 2788" draw:points="0,2788 2985,2788 2985,0 0,0">
          <text:p/>
        </draw:polygon>
        <draw:polygon draw:style-name="gr1" draw:text-style-name="P1" draw:layer="layout" svg:width="4.79cm" svg:height="2.741cm" svg:x="2cm" svg:y="16.58cm" svg:viewBox="0 0 4791 2742" draw:points="0,2742 4791,2742 4791,0 0,0">
          <text:p/>
        </draw:polygon>
        <draw:polygon draw:style-name="gr1" draw:text-style-name="P1" draw:layer="layout" svg:width="5.225cm" svg:height="2.741cm" svg:x="6.79cm" svg:y="16.58cm" svg:viewBox="0 0 5226 2742" draw:points="0,2742 5226,2742 5226,0 0,0">
          <text:p/>
        </draw:polygon>
        <draw:polygon draw:style-name="gr1" draw:text-style-name="P1" draw:layer="layout" svg:width="4.001cm" svg:height="2.741cm" svg:x="12.015cm" svg:y="16.58cm" svg:viewBox="0 0 4002 2742" draw:points="0,2742 4002,2742 4002,0 0,0">
          <text:p/>
        </draw:polygon>
        <draw:polygon draw:style-name="gr1" draw:text-style-name="P1" draw:layer="layout" svg:width="2.984cm" svg:height="2.741cm" svg:x="16.016cm" svg:y="16.58cm" svg:viewBox="0 0 2985 2742" draw:points="0,2742 2985,2742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3.588cm" svg:x="2cm" svg:y="4.296cm" svg:viewBox="0 0 4791 3589" draw:points="0,3589 4791,3589 4791,0 0,0">
          <text:p/>
        </draw:polygon>
        <draw:polygon draw:style-name="gr1" draw:text-style-name="P1" draw:layer="layout" svg:width="5.225cm" svg:height="3.588cm" svg:x="6.79cm" svg:y="4.296cm" svg:viewBox="0 0 5226 3589" draw:points="0,3589 5226,3589 5226,0 0,0">
          <text:p/>
        </draw:polygon>
        <draw:polygon draw:style-name="gr1" draw:text-style-name="P1" draw:layer="layout" svg:width="4.001cm" svg:height="3.588cm" svg:x="12.015cm" svg:y="4.296cm" svg:viewBox="0 0 4002 3589" draw:points="0,3589 4002,3589 4002,0 0,0">
          <text:p/>
        </draw:polygon>
        <draw:polygon draw:style-name="gr1" draw:text-style-name="P1" draw:layer="layout" svg:width="2.984cm" svg:height="3.588cm" svg:x="16.016cm" svg:y="4.296cm" svg:viewBox="0 0 2985 3589" draw:points="0,3589 2985,3589 2985,0 0,0">
          <text:p/>
        </draw:polygon>
        <draw:polygon draw:style-name="gr1" draw:text-style-name="P1" draw:layer="layout" svg:width="4.79cm" svg:height="1.475cm" svg:x="2cm" svg:y="7.884cm" svg:viewBox="0 0 4791 1476" draw:points="0,1476 4791,1476 4791,0 0,0">
          <text:p/>
        </draw:polygon>
        <draw:polygon draw:style-name="gr1" draw:text-style-name="P1" draw:layer="layout" svg:width="5.225cm" svg:height="1.475cm" svg:x="6.79cm" svg:y="7.884cm" svg:viewBox="0 0 5226 1476" draw:points="0,1476 5226,1476 5226,0 0,0">
          <text:p/>
        </draw:polygon>
        <draw:polygon draw:style-name="gr1" draw:text-style-name="P1" draw:layer="layout" svg:width="4.001cm" svg:height="1.475cm" svg:x="12.015cm" svg:y="7.884cm" svg:viewBox="0 0 4002 1476" draw:points="0,1476 4002,1476 4002,0 0,0">
          <text:p/>
        </draw:polygon>
        <draw:polygon draw:style-name="gr1" draw:text-style-name="P1" draw:layer="layout" svg:width="2.984cm" svg:height="1.475cm" svg:x="16.016cm" svg:y="7.884cm" svg:viewBox="0 0 2985 1476" draw:points="0,1476 2985,1476 2985,0 0,0">
          <text:p/>
        </draw:polygon>
        <draw:polygon draw:style-name="gr1" draw:text-style-name="P1" draw:layer="layout" svg:width="4.79cm" svg:height="4.434cm" svg:x="2cm" svg:y="9.359cm" svg:viewBox="0 0 4791 4435" draw:points="0,4435 4791,4435 4791,0 0,0">
          <text:p/>
        </draw:polygon>
        <draw:polygon draw:style-name="gr1" draw:text-style-name="P1" draw:layer="layout" svg:width="5.225cm" svg:height="4.434cm" svg:x="6.79cm" svg:y="9.359cm" svg:viewBox="0 0 5226 4435" draw:points="0,4435 5226,4435 5226,0 0,0">
          <text:p/>
        </draw:polygon>
        <draw:polygon draw:style-name="gr1" draw:text-style-name="P1" draw:layer="layout" svg:width="4.001cm" svg:height="4.434cm" svg:x="12.015cm" svg:y="9.359cm" svg:viewBox="0 0 4002 4435" draw:points="0,4435 4002,4435 4002,0 0,0">
          <text:p/>
        </draw:polygon>
        <draw:polygon draw:style-name="gr1" draw:text-style-name="P1" draw:layer="layout" svg:width="2.984cm" svg:height="4.434cm" svg:x="16.016cm" svg:y="9.359cm" svg:viewBox="0 0 2985 4435" draw:points="0,4435 2985,4435 2985,0 0,0">
          <text:p/>
        </draw:polygon>
        <draw:polygon draw:style-name="gr1" draw:text-style-name="P1" draw:layer="layout" svg:width="4.79cm" svg:height="2.787cm" svg:x="2cm" svg:y="13.793cm" svg:viewBox="0 0 4791 2788" draw:points="0,2788 4791,2788 4791,0 0,0">
          <text:p/>
        </draw:polygon>
        <draw:polygon draw:style-name="gr1" draw:text-style-name="P1" draw:layer="layout" svg:width="5.225cm" svg:height="2.787cm" svg:x="6.79cm" svg:y="13.793cm" svg:viewBox="0 0 5226 2788" draw:points="0,2788 5226,2788 5226,0 0,0">
          <text:p/>
        </draw:polygon>
        <draw:polygon draw:style-name="gr1" draw:text-style-name="P1" draw:layer="layout" svg:width="4.001cm" svg:height="2.787cm" svg:x="12.015cm" svg:y="13.793cm" svg:viewBox="0 0 4002 2788" draw:points="0,2788 4002,2788 4002,0 0,0">
          <text:p/>
        </draw:polygon>
        <draw:polygon draw:style-name="gr1" draw:text-style-name="P1" draw:layer="layout" svg:width="2.984cm" svg:height="2.787cm" svg:x="16.016cm" svg:y="13.793cm" svg:viewBox="0 0 2985 2788" draw:points="0,2788 2985,2788 2985,0 0,0">
          <text:p/>
        </draw:polygon>
        <draw:polygon draw:style-name="gr1" draw:text-style-name="P1" draw:layer="layout" svg:width="4.79cm" svg:height="2.741cm" svg:x="2cm" svg:y="16.58cm" svg:viewBox="0 0 4791 2742" draw:points="0,2742 4791,2742 4791,0 0,0">
          <text:p/>
        </draw:polygon>
        <draw:polygon draw:style-name="gr1" draw:text-style-name="P1" draw:layer="layout" svg:width="5.225cm" svg:height="2.741cm" svg:x="6.79cm" svg:y="16.58cm" svg:viewBox="0 0 5226 2742" draw:points="0,2742 5226,2742 5226,0 0,0">
          <text:p/>
        </draw:polygon>
        <draw:polygon draw:style-name="gr1" draw:text-style-name="P1" draw:layer="layout" svg:width="4.001cm" svg:height="2.741cm" svg:x="12.015cm" svg:y="16.58cm" svg:viewBox="0 0 4002 2742" draw:points="0,2742 4002,2742 4002,0 0,0">
          <text:p/>
        </draw:polygon>
        <draw:polygon draw:style-name="gr1" draw:text-style-name="P1" draw:layer="layout" svg:width="2.984cm" svg:height="2.741cm" svg:x="16.016cm" svg:y="16.58cm" svg:viewBox="0 0 2985 2742" draw:points="0,2742 2985,2742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3.909cm" svg:height="0.424cm" svg:x="2.074cm" svg:y="1.734cm">
          <draw:text-box>
            <text:p text:style-name="P5"><text:span text:style-name="T1">2016/06/27 – 2016/07/01</text:span></text:p>
          </draw:text-box>
        </draw:frame>
        <draw:polygon draw:style-name="gr4" draw:text-style-name="P4" draw:layer="layout" svg:width="4.802cm" svg:height="0.011cm" svg:x="1.996cm" svg:y="2.998cm" svg:viewBox="0 0 4803 12" draw:points="0,0 4,8 11,12 4792,12 4795,8 4803,0">
          <text:p/>
        </draw:polygon>
        <draw:polygon draw:style-name="gr4" draw:text-style-name="P4" draw:layer="layout" svg:width="5.235cm" svg:height="0.011cm" svg:x="6.787cm" svg:y="2.998cm" svg:viewBox="0 0 5236 12" draw:points="0,0 3,8 11,12 5226,12 5229,8 5236,0">
          <text:p/>
        </draw:polygon>
        <draw:polygon draw:style-name="gr4" draw:text-style-name="P4" draw:layer="layout" svg:width="4.011cm" svg:height="0.011cm" svg:x="12.012cm" svg:y="2.998cm" svg:viewBox="0 0 4012 12" draw:points="0,0 3,8 10,12 4001,12 4005,8 4012,0">
          <text:p/>
        </draw:polygon>
        <draw:polygon draw:style-name="gr4" draw:text-style-name="P4" draw:layer="layout" svg:width="2.995cm" svg:height="0.011cm" svg:x="16.012cm" svg:y="2.998cm" svg:viewBox="0 0 2996 12" draw:points="0,0 4,8 11,12 2986,12 2989,8 2996,0">
          <text:p/>
        </draw:polygon>
        <draw:polygon draw:style-name="gr4" draw:text-style-name="P4" draw:layer="layout" svg:width="4.79cm" svg:height="0.011cm" svg:x="2cm" svg:y="4.296cm" svg:viewBox="0 0 4791 12" draw:points="7,0 0,7 7,12 4788,12 4791,7 4788,0">
          <text:p/>
        </draw:polygon>
        <draw:polygon draw:style-name="gr4" draw:text-style-name="P4" draw:layer="layout" svg:width="5.225cm" svg:height="0.011cm" svg:x="6.79cm" svg:y="4.296cm" svg:viewBox="0 0 5226 12" draw:points="8,0 0,7 8,12 5223,12 5226,7 5223,0">
          <text:p/>
        </draw:polygon>
        <draw:polygon draw:style-name="gr4" draw:text-style-name="P4" draw:layer="layout" svg:width="4.001cm" svg:height="0.011cm" svg:x="12.015cm" svg:y="4.296cm" svg:viewBox="0 0 4002 12" draw:points="7,0 0,7 7,12 3998,12 4002,7 3998,0">
          <text:p/>
        </draw:polygon>
        <draw:polygon draw:style-name="gr4" draw:text-style-name="P4" draw:layer="layout" svg:width="2.984cm" svg:height="0.011cm" svg:x="16.016cm" svg:y="4.296cm" svg:viewBox="0 0 2985 12" draw:points="7,0 0,7 7,12 2982,12 2985,7 2982,0">
          <text:p/>
        </draw:polygon>
        <draw:polygon draw:style-name="gr4" draw:text-style-name="P4" draw:layer="layout" svg:width="4.79cm" svg:height="0.012cm" svg:x="2cm" svg:y="7.884cm" svg:viewBox="0 0 4791 13" draw:points="7,0 0,8 7,13 4788,13 4791,8 4788,0">
          <text:p/>
        </draw:polygon>
        <draw:polygon draw:style-name="gr4" draw:text-style-name="P4" draw:layer="layout" svg:width="5.225cm" svg:height="0.012cm" svg:x="6.79cm" svg:y="7.884cm" svg:viewBox="0 0 5226 13" draw:points="8,0 0,8 8,13 5223,13 5226,8 5223,0">
          <text:p/>
        </draw:polygon>
        <draw:polygon draw:style-name="gr4" draw:text-style-name="P4" draw:layer="layout" svg:width="4.001cm" svg:height="0.012cm" svg:x="12.015cm" svg:y="7.884cm" svg:viewBox="0 0 4002 13" draw:points="7,0 0,8 7,13 3998,13 4002,8 3998,0">
          <text:p/>
        </draw:polygon>
        <draw:polygon draw:style-name="gr4" draw:text-style-name="P4" draw:layer="layout" svg:width="2.984cm" svg:height="0.012cm" svg:x="16.016cm" svg:y="7.884cm" svg:viewBox="0 0 2985 13" draw:points="7,0 0,8 7,13 2982,13 2985,8 2982,0">
          <text:p/>
        </draw:polygon>
        <draw:polygon draw:style-name="gr4" draw:text-style-name="P4" draw:layer="layout" svg:width="4.79cm" svg:height="0.01cm" svg:x="2cm" svg:y="9.359cm" svg:viewBox="0 0 4791 11" draw:points="7,0 0,8 7,11 4788,11 4791,8 4788,0">
          <text:p/>
        </draw:polygon>
        <draw:polygon draw:style-name="gr4" draw:text-style-name="P4" draw:layer="layout" svg:width="5.225cm" svg:height="0.01cm" svg:x="6.79cm" svg:y="9.359cm" svg:viewBox="0 0 5226 11" draw:points="8,0 0,8 8,11 5223,11 5226,8 5223,0">
          <text:p/>
        </draw:polygon>
        <draw:polygon draw:style-name="gr4" draw:text-style-name="P4" draw:layer="layout" svg:width="4.001cm" svg:height="0.01cm" svg:x="12.015cm" svg:y="9.359cm" svg:viewBox="0 0 4002 11" draw:points="7,0 0,8 7,11 3998,11 4002,8 3998,0">
          <text:p/>
        </draw:polygon>
        <draw:polygon draw:style-name="gr4" draw:text-style-name="P4" draw:layer="layout" svg:width="2.984cm" svg:height="0.01cm" svg:x="16.016cm" svg:y="9.359cm" svg:viewBox="0 0 2985 11" draw:points="7,0 0,8 7,11 2982,11 2985,8 2982,0">
          <text:p/>
        </draw:polygon>
        <draw:polygon draw:style-name="gr4" draw:text-style-name="P4" draw:layer="layout" svg:width="4.79cm" svg:height="0.011cm" svg:x="2cm" svg:y="13.793cm" svg:viewBox="0 0 4791 12" draw:points="7,0 0,8 7,12 4788,12 4791,8 4788,0">
          <text:p/>
        </draw:polygon>
        <draw:polygon draw:style-name="gr4" draw:text-style-name="P4" draw:layer="layout" svg:width="5.225cm" svg:height="0.011cm" svg:x="6.79cm" svg:y="13.793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3.793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3.793cm" svg:viewBox="0 0 2985 12" draw:points="7,0 0,8 7,12 2982,12 2985,8 2982,0">
          <text:p/>
        </draw:polygon>
        <draw:polygon draw:style-name="gr4" draw:text-style-name="P4" draw:layer="layout" svg:width="4.79cm" svg:height="0.011cm" svg:x="2cm" svg:y="16.58cm" svg:viewBox="0 0 4791 12" draw:points="7,0 0,8 7,12 4788,12 4791,8 4788,0">
          <text:p/>
        </draw:polygon>
        <draw:polygon draw:style-name="gr4" draw:text-style-name="P4" draw:layer="layout" svg:width="5.225cm" svg:height="0.011cm" svg:x="6.79cm" svg:y="16.58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6.58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6.58cm" svg:viewBox="0 0 2985 12" draw:points="7,0 0,8 7,12 2982,12 2985,8 2982,0">
          <text:p/>
        </draw:polygon>
        <draw:polygon draw:style-name="gr4" draw:text-style-name="P4" draw:layer="layout" svg:width="4.802cm" svg:height="0.011cm" svg:x="1.996cm" svg:y="19.321cm" svg:viewBox="0 0 4803 12" draw:points="11,0 4,8 0,12 4803,12 4795,8 4792,0">
          <text:p/>
        </draw:polygon>
        <draw:polygon draw:style-name="gr4" draw:text-style-name="P4" draw:layer="layout" svg:width="5.235cm" svg:height="0.011cm" svg:x="6.787cm" svg:y="19.321cm" svg:viewBox="0 0 5236 12" draw:points="11,0 3,8 0,12 5236,12 5229,8 5226,0">
          <text:p/>
        </draw:polygon>
        <draw:polygon draw:style-name="gr4" draw:text-style-name="P4" draw:layer="layout" svg:width="4.011cm" svg:height="0.011cm" svg:x="12.012cm" svg:y="19.321cm" svg:viewBox="0 0 4012 12" draw:points="10,0 3,8 0,12 4012,12 4005,8 4001,0">
          <text:p/>
        </draw:polygon>
        <draw:polygon draw:style-name="gr4" draw:text-style-name="P4" draw:layer="layout" svg:width="2.995cm" svg:height="0.011cm" svg:x="16.012cm" svg:y="19.321cm" svg:viewBox="0 0 2996 12" draw:points="11,0 4,8 0,12 2996,12 2989,8 2986,0">
          <text:p/>
        </draw:polygon>
        <draw:polygon draw:style-name="gr4" draw:text-style-name="P4" draw:layer="layout" svg:width="0.011cm" svg:height="1.309cm" svg:x="1.996cm" svg:y="2.998cm" svg:viewBox="0 0 12 1310" draw:points="0,1310 4,1306 12,1299 12,11 4,7 0,0">
          <text:p/>
        </draw:polygon>
        <draw:polygon draw:style-name="gr4" draw:text-style-name="P4" draw:layer="layout" svg:width="0.011cm" svg:height="3.599cm" svg:x="1.996cm" svg:y="4.296cm" svg:viewBox="0 0 12 3600" draw:points="0,3600 4,3596 12,3589 12,11 4,7 0,0">
          <text:p/>
        </draw:polygon>
        <draw:polygon draw:style-name="gr4" draw:text-style-name="P4" draw:layer="layout" svg:width="0.011cm" svg:height="1.485cm" svg:x="1.996cm" svg:y="7.884cm" svg:viewBox="0 0 12 1486" draw:points="0,1486 4,1483 12,1476 12,11 4,7 0,0">
          <text:p/>
        </draw:polygon>
        <draw:polygon draw:style-name="gr4" draw:text-style-name="P4" draw:layer="layout" svg:width="0.011cm" svg:height="4.445cm" svg:x="1.996cm" svg:y="9.359cm" svg:viewBox="0 0 12 4446" draw:points="0,4446 4,4442 12,4435 12,10 4,7 0,0">
          <text:p/>
        </draw:polygon>
        <draw:polygon draw:style-name="gr4" draw:text-style-name="P4" draw:layer="layout" svg:width="0.011cm" svg:height="2.798cm" svg:x="1.996cm" svg:y="13.793cm" svg:viewBox="0 0 12 2799" draw:points="0,2799 4,2795 12,2788 12,11 4,7 0,0">
          <text:p/>
        </draw:polygon>
        <draw:polygon draw:style-name="gr4" draw:text-style-name="P4" draw:layer="layout" svg:width="0.011cm" svg:height="2.752cm" svg:x="1.996cm" svg:y="16.58cm" svg:viewBox="0 0 12 2753" draw:points="0,2753 4,2749 12,2742 12,11 4,7 0,0">
          <text:p/>
        </draw:polygon>
        <draw:polygon draw:style-name="gr4" draw:text-style-name="P4" draw:layer="layout" svg:width="0.011cm" svg:height="1.298cm" svg:x="6.787cm" svg:y="3.005cm" svg:viewBox="0 0 12 1299" draw:points="0,1292 3,1299 12,1292 12,4 3,0 0,4">
          <text:p/>
        </draw:polygon>
        <draw:polygon draw:style-name="gr4" draw:text-style-name="P4" draw:layer="layout" svg:width="0.011cm" svg:height="3.588cm" svg:x="6.787cm" svg:y="4.303cm" svg:viewBox="0 0 12 3589" draw:points="0,3582 3,3589 12,3582 12,4 3,0 0,4">
          <text:p/>
        </draw:polygon>
        <draw:polygon draw:style-name="gr4" draw:text-style-name="P4" draw:layer="layout" svg:width="0.011cm" svg:height="1.475cm" svg:x="6.787cm" svg:y="7.891cm" svg:viewBox="0 0 12 1476" draw:points="0,1469 3,1476 12,1469 12,4 3,0 0,4">
          <text:p/>
        </draw:polygon>
        <draw:polygon draw:style-name="gr4" draw:text-style-name="P4" draw:layer="layout" svg:width="0.011cm" svg:height="4.434cm" svg:x="6.787cm" svg:y="9.366cm" svg:viewBox="0 0 12 4435" draw:points="0,4428 3,4435 12,4428 12,3 3,0 0,3">
          <text:p/>
        </draw:polygon>
        <draw:polygon draw:style-name="gr4" draw:text-style-name="P4" draw:layer="layout" svg:width="0.011cm" svg:height="2.787cm" svg:x="6.787cm" svg:y="13.8cm" svg:viewBox="0 0 12 2788" draw:points="0,2781 3,2788 12,2781 12,4 3,0 0,4">
          <text:p/>
        </draw:polygon>
        <draw:polygon draw:style-name="gr4" draw:text-style-name="P4" draw:layer="layout" svg:width="0.011cm" svg:height="2.741cm" svg:x="6.787cm" svg:y="16.587cm" svg:viewBox="0 0 12 2742" draw:points="0,2735 3,2742 12,2735 12,4 3,0 0,4">
          <text:p/>
        </draw:polygon>
        <draw:polygon draw:style-name="gr4" draw:text-style-name="P4" draw:layer="layout" svg:width="0.01cm" svg:height="1.298cm" svg:x="12.012cm" svg:y="3.005cm" svg:viewBox="0 0 11 1299" draw:points="0,1292 4,1299 11,1292 11,4 4,0 0,4">
          <text:p/>
        </draw:polygon>
        <draw:polygon draw:style-name="gr4" draw:text-style-name="P4" draw:layer="layout" svg:width="0.01cm" svg:height="3.588cm" svg:x="12.012cm" svg:y="4.303cm" svg:viewBox="0 0 11 3589" draw:points="0,3582 4,3589 11,3582 11,4 4,0 0,4">
          <text:p/>
        </draw:polygon>
        <draw:polygon draw:style-name="gr4" draw:text-style-name="P4" draw:layer="layout" svg:width="0.01cm" svg:height="1.475cm" svg:x="12.012cm" svg:y="7.891cm" svg:viewBox="0 0 11 1476" draw:points="0,1469 4,1476 11,1469 11,4 4,0 0,4">
          <text:p/>
        </draw:polygon>
        <draw:polygon draw:style-name="gr4" draw:text-style-name="P4" draw:layer="layout" svg:width="0.01cm" svg:height="4.434cm" svg:x="12.012cm" svg:y="9.366cm" svg:viewBox="0 0 11 4435" draw:points="0,4428 4,4435 11,4428 11,3 4,0 0,3">
          <text:p/>
        </draw:polygon>
        <draw:polygon draw:style-name="gr4" draw:text-style-name="P4" draw:layer="layout" svg:width="0.01cm" svg:height="2.787cm" svg:x="12.012cm" svg:y="13.8cm" svg:viewBox="0 0 11 2788" draw:points="0,2781 4,2788 11,2781 11,4 4,0 0,4">
          <text:p/>
        </draw:polygon>
        <draw:polygon draw:style-name="gr4" draw:text-style-name="P4" draw:layer="layout" svg:width="0.01cm" svg:height="2.741cm" svg:x="12.012cm" svg:y="16.587cm" svg:viewBox="0 0 11 2742" draw:points="0,2735 4,2742 11,2735 11,4 4,0 0,4">
          <text:p/>
        </draw:polygon>
        <draw:polygon draw:style-name="gr4" draw:text-style-name="P4" draw:layer="layout" svg:width="0.011cm" svg:height="1.298cm" svg:x="16.012cm" svg:y="3.005cm" svg:viewBox="0 0 12 1299" draw:points="0,1292 5,1299 12,1292 12,4 5,0 0,4">
          <text:p/>
        </draw:polygon>
        <draw:polygon draw:style-name="gr4" draw:text-style-name="P4" draw:layer="layout" svg:width="0.011cm" svg:height="3.588cm" svg:x="16.012cm" svg:y="4.303cm" svg:viewBox="0 0 12 3589" draw:points="0,3582 5,3589 12,3582 12,4 5,0 0,4">
          <text:p/>
        </draw:polygon>
        <draw:polygon draw:style-name="gr4" draw:text-style-name="P4" draw:layer="layout" svg:width="0.011cm" svg:height="1.475cm" svg:x="16.012cm" svg:y="7.891cm" svg:viewBox="0 0 12 1476" draw:points="0,1469 5,1476 12,1469 12,4 5,0 0,4">
          <text:p/>
        </draw:polygon>
        <draw:polygon draw:style-name="gr4" draw:text-style-name="P4" draw:layer="layout" svg:width="0.011cm" svg:height="4.434cm" svg:x="16.012cm" svg:y="9.366cm" svg:viewBox="0 0 12 4435" draw:points="0,4428 5,4435 12,4428 12,3 5,0 0,3">
          <text:p/>
        </draw:polygon>
        <draw:polygon draw:style-name="gr4" draw:text-style-name="P4" draw:layer="layout" svg:width="0.011cm" svg:height="2.787cm" svg:x="16.012cm" svg:y="13.8cm" svg:viewBox="0 0 12 2788" draw:points="0,2781 5,2788 12,2781 12,4 5,0 0,4">
          <text:p/>
        </draw:polygon>
        <draw:polygon draw:style-name="gr4" draw:text-style-name="P4" draw:layer="layout" svg:width="0.011cm" svg:height="2.741cm" svg:x="16.012cm" svg:y="16.587cm" svg:viewBox="0 0 12 2742" draw:points="0,2735 5,2742 12,2735 12,4 5,0 0,4">
          <text:p/>
        </draw:polygon>
        <draw:polygon draw:style-name="gr4" draw:text-style-name="P4" draw:layer="layout" svg:width="0.01cm" svg:height="1.309cm" svg:x="18.997cm" svg:y="2.998cm" svg:viewBox="0 0 11 1310" draw:points="0,1299 3,1306 11,1310 11,0 3,7 0,11">
          <text:p/>
        </draw:polygon>
        <draw:polygon draw:style-name="gr4" draw:text-style-name="P4" draw:layer="layout" svg:width="0.01cm" svg:height="3.599cm" svg:x="18.997cm" svg:y="4.296cm" svg:viewBox="0 0 11 3600" draw:points="0,3589 3,3596 11,3600 11,0 3,7 0,11">
          <text:p/>
        </draw:polygon>
        <draw:polygon draw:style-name="gr4" draw:text-style-name="P4" draw:layer="layout" svg:width="0.01cm" svg:height="1.485cm" svg:x="18.997cm" svg:y="7.884cm" svg:viewBox="0 0 11 1486" draw:points="0,1476 3,1483 11,1486 11,0 3,7 0,11">
          <text:p/>
        </draw:polygon>
        <draw:polygon draw:style-name="gr4" draw:text-style-name="P4" draw:layer="layout" svg:width="0.01cm" svg:height="4.445cm" svg:x="18.997cm" svg:y="9.359cm" svg:viewBox="0 0 11 4446" draw:points="0,4435 3,4442 11,4446 11,0 3,7 0,10">
          <text:p/>
        </draw:polygon>
        <draw:polygon draw:style-name="gr4" draw:text-style-name="P4" draw:layer="layout" svg:width="0.01cm" svg:height="2.798cm" svg:x="18.997cm" svg:y="13.793cm" svg:viewBox="0 0 11 2799" draw:points="0,2788 3,2795 11,2799 11,0 3,7 0,11">
          <text:p/>
        </draw:polygon>
        <draw:polygon draw:style-name="gr4" draw:text-style-name="P4" draw:layer="layout" svg:width="0.01cm" svg:height="2.752cm" svg:x="18.997cm" svg:y="16.58cm" svg:viewBox="0 0 11 2753" draw:points="0,2742 3,2749 11,2753 11,0 3,7 0,11">
          <text:p/>
        </draw:polygon>
        <draw:frame draw:style-name="gr5" draw:text-style-name="P6" draw:layer="layout" svg:width="1.822cm" svg:height="0.424cm" svg:x="17.103cm" svg:y="1.734cm">
          <draw:text-box>
            <text:p text:style-name="P5"><text:span text:style-name="T1">KW 26 2016</text:span></text:p>
          </draw:text-box>
        </draw:frame>
        <draw:frame draw:style-name="gr5" draw:text-style-name="P6" draw:layer="layout" svg:width="0.595cm" svg:height="0.424cm" svg:x="4.103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51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39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87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49cm" svg:height="0.424cm" svg:x="2.674cm" svg:y="5.883cm">
          <draw:text-box>
            <text:p text:style-name="P5"><text:span text:style-name="T1">2016/06/27 – MONTAG</text:span></text:p>
          </draw:text-box>
        </draw:frame>
        <draw:frame draw:style-name="gr5" draw:text-style-name="P6" draw:layer="layout" svg:width="3.672cm" svg:height="0.424cm" svg:x="7.895cm" svg:y="4.824cm">
          <draw:text-box>
            <text:p text:style-name="P5"><text:span text:style-name="T2">AS: </text:span><text:span text:style-name="T3">Aufgaben bezüglich</text:span></text:p>
          </draw:text-box>
        </draw:frame>
        <draw:frame draw:style-name="gr5" draw:text-style-name="P6" draw:layer="layout" svg:width="3.245cm" svg:height="0.424cm" svg:x="8.1cm" svg:y="5.248cm">
          <draw:text-box>
            <text:p text:style-name="P5"><text:span text:style-name="T3">Java nachgearbeitet.</text:span></text:p>
          </draw:text-box>
        </draw:frame>
        <draw:frame draw:style-name="gr5" draw:text-style-name="P6" draw:layer="layout" svg:width="3.1cm" svg:height="0.424cm" svg:x="8.177cm" svg:y="5.671cm">
          <draw:text-box>
            <text:p text:style-name="P5"><text:span text:style-name="T2">UF: </text:span><text:span text:style-name="T3">Modulprüfung A</text:span></text:p>
          </draw:text-box>
        </draw:frame>
        <draw:frame draw:style-name="gr5" draw:text-style-name="P6" draw:layer="layout" svg:width="2.004cm" svg:height="0.424cm" svg:x="8.714cm" svg:y="6.094cm">
          <draw:text-box>
            <text:p text:style-name="P5"><text:span text:style-name="T3">geschrieben.</text:span></text:p>
          </draw:text-box>
        </draw:frame>
        <draw:frame draw:style-name="gr5" draw:text-style-name="P6" draw:layer="layout" svg:width="4.045cm" svg:height="0.424cm" svg:x="7.712cm" svg:y="6.518cm">
          <draw:text-box>
            <text:p text:style-name="P5"><text:span text:style-name="T2">BP: </text:span><text:span text:style-name="T3">Grundlagen bezüglich</text:span></text:p>
          </draw:text-box>
        </draw:frame>
        <draw:frame draw:style-name="gr5" draw:text-style-name="P6" draw:layer="layout" svg:width="2.91cm" svg:height="0.424cm" svg:x="8.269cm" svg:y="6.941cm">
          <draw:text-box>
            <text:p text:style-name="P5"><text:span text:style-name="T3">Marketing gelernt.</text:span></text:p>
          </draw:text-box>
        </draw:frame>
        <draw:frame draw:style-name="gr5" draw:text-style-name="P6" draw:layer="layout" svg:width="1.611cm" svg:height="0.424cm" svg:x="13.208cm" svg:y="5.883cm">
          <draw:text-box>
            <text:p text:style-name="P5"><text:span text:style-name="T3">7 h 48 min</text:span></text:p>
          </draw:text-box>
        </draw:frame>
        <draw:frame draw:style-name="gr5" draw:text-style-name="P6" draw:layer="layout" svg:width="1.162cm" svg:height="0.424cm" svg:x="16.916cm" svg:y="5.883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3.727cm" svg:height="0.424cm" svg:x="2.558cm" svg:y="8.416cm">
          <draw:text-box>
            <text:p text:style-name="P5"><text:span text:style-name="T1">2016/06/28 – DIENSTAG</text:span></text:p>
          </draw:text-box>
        </draw:frame>
        <draw:frame draw:style-name="gr5" draw:text-style-name="P6" draw:layer="layout" svg:width="1.098cm" svg:height="0.424cm" svg:x="8.844cm" svg:y="8.416cm">
          <draw:text-box>
            <text:p text:style-name="P5"><text:span text:style-name="T2">CISCO: </text:span></text:p>
          </draw:text-box>
        </draw:frame>
        <draw:frame draw:style-name="gr5" draw:text-style-name="P6" draw:layer="layout" svg:width="1.611cm" svg:height="0.424cm" svg:x="13.208cm" svg:y="8.416cm">
          <draw:text-box>
            <text:p text:style-name="P5"><text:span text:style-name="T3">7 h 48 min</text:span></text:p>
          </draw:text-box>
        </draw:frame>
        <draw:frame draw:style-name="gr5" draw:text-style-name="P6" draw:layer="layout" svg:width="1.162cm" svg:height="0.424cm" svg:x="16.916cm" svg:y="8.416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3.914cm" svg:height="0.424cm" svg:x="2.462cm" svg:y="11.368cm">
          <draw:text-box>
            <text:p text:style-name="P5"><text:span text:style-name="T1">2016/06/29 – MITTWOCH</text:span></text:p>
          </draw:text-box>
        </draw:frame>
        <draw:frame draw:style-name="gr5" draw:text-style-name="P6" draw:layer="layout" svg:width="0.645cm" svg:height="0.424cm" svg:x="9.07cm" svg:y="9.887cm">
          <draw:text-box>
            <text:p text:style-name="P5"><text:span text:style-name="T2">ITS: </text:span></text:p>
          </draw:text-box>
        </draw:frame>
        <draw:frame draw:style-name="gr5" draw:text-style-name="P6" draw:layer="layout" svg:width="4.134cm" svg:height="0.424cm" svg:x="7.341cm" svg:y="10.31cm">
          <draw:text-box>
            <text:p text:style-name="P5"><text:span text:style-name="T2">WSK: </text:span><text:span text:style-name="T3">Generationenvertrag</text:span></text:p>
          </draw:text-box>
        </draw:frame>
        <draw:frame draw:style-name="gr5" draw:text-style-name="P6" draw:layer="layout" svg:width="4.549cm" svg:height="0.424cm" svg:x="7.144cm" svg:y="10.733cm">
          <draw:text-box>
            <text:p text:style-name="P5"><text:span text:style-name="T3">besprochen und Alternativen</text:span></text:p>
          </draw:text-box>
        </draw:frame>
        <draw:frame draw:style-name="gr5" draw:text-style-name="P6" draw:layer="layout" svg:width="1.327cm" svg:height="0.424cm" svg:x="8.731cm" svg:y="11.157cm">
          <draw:text-box>
            <text:p text:style-name="P5"><text:span text:style-name="T3">gesucht.</text:span></text:p>
          </draw:text-box>
        </draw:frame>
        <draw:frame draw:style-name="gr5" draw:text-style-name="P6" draw:layer="layout" svg:width="1.28cm" svg:height="0.424cm" svg:x="8.752cm" svg:y="11.58cm">
          <draw:text-box>
            <text:p text:style-name="P5"><text:span text:style-name="T2">LINUX: </text:span><text:span text:style-name="T3">/</text:span></text:p>
          </draw:text-box>
        </draw:frame>
        <draw:frame draw:style-name="gr5" draw:text-style-name="P6" draw:layer="layout" svg:width="4.997cm" svg:height="0.424cm" svg:x="6.943cm" svg:y="12.003cm">
          <draw:text-box>
            <text:p text:style-name="P5"><text:span text:style-name="T2">BP: </text:span><text:span text:style-name="T3">Modulprüfung A wiederholt.</text:span></text:p>
          </draw:text-box>
        </draw:frame>
        <draw:frame draw:style-name="gr5" draw:text-style-name="P6" draw:layer="layout" svg:width="2.754cm" svg:height="0.424cm" svg:x="8.029cm" svg:y="12.427cm">
          <draw:text-box>
            <text:p text:style-name="P5"><text:span text:style-name="T3">Hausaufgaben zu</text:span></text:p>
          </draw:text-box>
        </draw:frame>
        <draw:frame draw:style-name="gr5" draw:text-style-name="P6" draw:layer="layout" svg:width="4.32cm" svg:height="0.424cm" svg:x="7.257cm" svg:y="12.85cm">
          <draw:text-box>
            <text:p text:style-name="P5"><text:span text:style-name="T3">Marktforschung verglichen.</text:span></text:p>
          </draw:text-box>
        </draw:frame>
        <draw:frame draw:style-name="gr5" draw:text-style-name="P6" draw:layer="layout" svg:width="1.611cm" svg:height="0.424cm" svg:x="13.208cm" svg:y="11.368cm">
          <draw:text-box>
            <text:p text:style-name="P5"><text:span text:style-name="T3">7 h 48 min</text:span></text:p>
          </draw:text-box>
        </draw:frame>
        <draw:frame draw:style-name="gr5" draw:text-style-name="P6" draw:layer="layout" svg:width="1.162cm" svg:height="0.424cm" svg:x="16.916cm" svg:y="11.368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4.32cm" svg:height="0.424cm" svg:x="2.265cm" svg:y="14.981cm">
          <draw:text-box>
            <text:p text:style-name="P5"><text:span text:style-name="T1">2016/06/30 – DONNERSTAG</text:span></text:p>
          </draw:text-box>
        </draw:frame>
        <draw:frame draw:style-name="gr5" draw:text-style-name="P6" draw:layer="layout" svg:width="3.863cm" svg:height="0.424cm" svg:x="7.482cm" svg:y="14.325cm">
          <draw:text-box>
            <text:p text:style-name="P5"><text:span text:style-name="T2">ITS:</text:span><text:span text:style-name="T3">Klausur geschrieben.</text:span></text:p>
          </draw:text-box>
        </draw:frame>
        <draw:frame draw:style-name="gr5" draw:text-style-name="P6" draw:layer="layout" svg:width="0.768cm" svg:height="0.424cm" svg:x="9.006cm" svg:y="14.748cm">
          <draw:text-box>
            <text:p text:style-name="P5"><text:span text:style-name="T2">BP: </text:span><text:span text:style-name="T3">/</text:span></text:p>
          </draw:text-box>
        </draw:frame>
        <draw:frame draw:style-name="gr5" draw:text-style-name="P6" draw:layer="layout" svg:width="3.296cm" svg:height="0.424cm" svg:x="7.765cm" svg:y="15.171cm">
          <draw:text-box>
            <text:p text:style-name="P5"><text:span text:style-name="T2">EN: </text:span><text:span text:style-name="T3">Testdurchlauf zur</text:span></text:p>
          </draw:text-box>
        </draw:frame>
        <draw:frame draw:style-name="gr5" draw:text-style-name="P6" draw:layer="layout" svg:width="5.014cm" svg:height="0.424cm" svg:x="6.922cm" svg:y="15.595cm">
          <draw:text-box>
            <text:p text:style-name="P5"><text:span text:style-name="T3">schriftlichen Prüfung von B2-C1.</text:span></text:p>
          </draw:text-box>
        </draw:frame>
        <draw:frame draw:style-name="gr5" draw:text-style-name="P6" draw:layer="layout" svg:width="1.611cm" svg:height="0.424cm" svg:x="13.208cm" svg:y="14.981cm">
          <draw:text-box>
            <text:p text:style-name="P5"><text:span text:style-name="T3">7 h 48 min</text:span></text:p>
          </draw:text-box>
        </draw:frame>
        <draw:frame draw:style-name="gr5" draw:text-style-name="P6" draw:layer="layout" svg:width="1.162cm" svg:height="0.424cm" svg:x="16.916cm" svg:y="14.981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3.38cm" svg:height="0.424cm" svg:x="2.731cm" svg:y="17.743cm">
          <draw:text-box>
            <text:p text:style-name="P5"><text:span text:style-name="T1">2016/07/01 – FREITAG</text:span></text:p>
          </draw:text-box>
        </draw:frame>
        <draw:frame draw:style-name="gr5" draw:text-style-name="P6" draw:layer="layout" svg:width="1.052cm" svg:height="0.424cm" svg:x="8.858cm" svg:y="17.108cm">
          <draw:text-box>
            <text:p text:style-name="P5"><text:span text:style-name="T2">WSK: </text:span><text:span text:style-name="T3">/</text:span></text:p>
          </draw:text-box>
        </draw:frame>
        <draw:frame draw:style-name="gr5" draw:text-style-name="P6" draw:layer="layout" svg:width="3.296cm" svg:height="0.424cm" svg:x="7.729cm" svg:y="17.531cm">
          <draw:text-box>
            <text:p text:style-name="P5"><text:span text:style-name="T2">EN: </text:span><text:span text:style-name="T3">Testdurchlauf zur</text:span></text:p>
          </draw:text-box>
        </draw:frame>
        <draw:frame draw:style-name="gr5" draw:text-style-name="P6" draw:layer="layout" svg:width="4.925cm" svg:height="0.424cm" svg:x="6.914cm" svg:y="17.955cm">
          <draw:text-box>
            <text:p text:style-name="P5"><text:span text:style-name="T3">mündlichen Prüfung von B2-C1.</text:span></text:p>
          </draw:text-box>
        </draw:frame>
        <draw:frame draw:style-name="gr5" draw:text-style-name="P6" draw:layer="layout" svg:width="3.232cm" svg:height="0.424cm" svg:x="7.765cm" svg:y="18.378cm">
          <draw:text-box>
            <text:p text:style-name="P5"><text:span text:style-name="T2">AS: </text:span><text:span text:style-name="T3">Abschlussgrillen.</text:span></text:p>
          </draw:text-box>
        </draw:frame>
        <draw:frame draw:style-name="gr5" draw:text-style-name="P6" draw:layer="layout" svg:width="1.611cm" svg:height="0.424cm" svg:x="13.208cm" svg:y="17.743cm">
          <draw:text-box>
            <text:p text:style-name="P5"><text:span text:style-name="T3">7 h 48 min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1.162cm" svg:height="0.424cm" svg:x="16.916cm" svg:y="17.743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3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3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3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3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9"/>
    <meta:generator>LibreOffice/5.2.3.3$Linux_X86_64 LibreOffice_project/20m0$Build-3</meta:generator>
  </office:meta>
</office:document-meta>
</file>